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061" officeooo:paragraph-rsid="00160061"/>
    </style:style>
    <style:style style:name="P2" style:family="paragraph" style:parent-style-name="Standard">
      <style:paragraph-properties fo:text-align="center" style:justify-single-word="false"/>
      <style:text-properties officeooo:rsid="00160061" officeooo:paragraph-rsid="00160061"/>
    </style:style>
    <style:style style:name="P3" style:family="paragraph" style:parent-style-name="Standard">
      <style:paragraph-properties fo:text-align="start" style:justify-single-word="false"/>
      <style:text-properties officeooo:rsid="00160061" officeooo:paragraph-rsid="00160061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70212" officeooo:paragraph-rsid="00170212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89f8c" officeooo:paragraph-rsid="00189f8c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a4b73" officeooo:paragraph-rsid="001a4b7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bd695" officeooo:paragraph-rsid="001bd695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d5f3f" officeooo:paragraph-rsid="001d5f3f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d848c" officeooo:paragraph-rsid="001d848c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60061" officeooo:paragraph-rsid="0016006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60061" officeooo:paragraph-rsid="0016006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680f8" officeooo:paragraph-rsid="002680f8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e0bb5" officeooo:paragraph-rsid="001e0bb5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e7bd3" officeooo:paragraph-rsid="001e7bd3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03cc1" officeooo:paragraph-rsid="00203cc1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18a86" officeooo:paragraph-rsid="0022515e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287f49" officeooo:paragraph-rsid="00287f49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28abd9" officeooo:paragraph-rsid="0028abd9"/>
    </style:style>
    <style:style style:name="P19" style:family="paragraph" style:parent-style-name="Standard" style:list-style-name="L3">
      <style:paragraph-properties fo:text-align="start" style:justify-single-word="false"/>
      <style:text-properties officeooo:rsid="0028c7cc" officeooo:paragraph-rsid="0028c7cc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29c746" officeooo:paragraph-rsid="002aeb19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2ccc80" officeooo:paragraph-rsid="002ccc80"/>
    </style:style>
    <style:style style:name="P22" style:family="paragraph" style:parent-style-name="Standard" style:list-style-name="L3">
      <style:paragraph-properties fo:text-align="start" style:justify-single-word="false"/>
      <style:text-properties officeooo:rsid="002e9b75" officeooo:paragraph-rsid="002e9b75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303780" officeooo:paragraph-rsid="00303780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308210" officeooo:paragraph-rsid="00308210"/>
    </style:style>
    <style:style style:name="T1" style:family="text">
      <style:text-properties officeooo:rsid="001d5f3f"/>
    </style:style>
    <style:style style:name="T2" style:family="text">
      <style:text-properties officeooo:rsid="001e0bb5"/>
    </style:style>
    <style:style style:name="T3" style:family="text">
      <style:text-properties officeooo:rsid="00217aa4"/>
    </style:style>
    <style:style style:name="T4" style:family="text">
      <style:text-properties officeooo:rsid="0022515e"/>
    </style:style>
    <style:style style:name="T5" style:family="text">
      <style:text-properties officeooo:rsid="0023ff81"/>
    </style:style>
    <style:style style:name="T6" style:family="text">
      <style:text-properties officeooo:rsid="002aeb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Jaffe</text:p>
      <text:p text:style-name="P1">Microprocessor-Based Design</text:p>
      <text:p text:style-name="P1">Due 03/28/16</text:p>
      <text:p text:style-name="P1"/>
      <text:p text:style-name="P10">Progress Report 1</text:p>
      <text:p text:style-name="P2"/>
      <text:p text:style-name="P11">I. Achievements</text:p>
      <text:list xml:id="list6138285191917434527" text:style-name="L1">
        <text:list-item>
          <text:p text:style-name="P4">Get Xilinx SDK working on Ubuntu 14.04</text:p>
          <text:list>
            <text:list-item>
              <text:p text:style-name="P7">Get 30-day trial license</text:p>
            </text:list-item>
            <text:list-item>
              <text:p text:style-name="P7">Run sdk as root to interface with board (couldn't find <text:span text:style-name="T1">more specific solution</text:span>)</text:p>
            </text:list-item>
            <text:list-item>
              <text:p text:style-name="P8">Use screen command to interface with UART stdout on /dev/ttyACM0</text:p>
            </text:list-item>
          </text:list>
        </text:list-item>
        <text:list-item>
          <text:p text:style-name="P20">Set up Github repository for project code: <text:span text:style-name="T6">https://github.com/LukeJaffe/ZedBoardAudioEqualizer</text:span></text:p>
        </text:list-item>
        <text:list-item>
          <text:p text:style-name="P9">Attempt to <text:span text:style-name="T2">get Audio Line-In working</text:span></text:p>
          <text:list>
            <text:list-item>
              <text:p text:style-name="P13">Tried configuration roughly symmetrical to the TX version</text:p>
            </text:list-item>
            <text:list-item>
              <text:p text:style-name="P13">Configured RX interrupts and read bytes in ISR</text:p>
            </text:list-item>
            <text:list-item>
              <text:p text:style-name="P14">Can't get RX and TX working at same time</text:p>
            </text:list-item>
          </text:list>
        </text:list-item>
        <text:list-item>
          <text:p text:style-name="P5">Compile kiss_fft library in Xilinx SDK for FreeRTOS</text:p>
          <text:list>
            <text:list-item>
              <text:p text:style-name="P6">lightweight but efficient fast-fourier transform</text:p>
            </text:list-item>
          </text:list>
        </text:list-item>
        <text:list-item>
          <text:p text:style-name="P15">Build real-time FFT demo into lab 4 code <text:span text:style-name="T3">(using kiss_fft)</text:span></text:p>
          <text:list>
            <text:list-item>
              <text:p text:style-name="P15">Does FFT, then inverse-FFT on packets in real-time before TX</text:p>
            </text:list-item>
            <text:list-item>
              <text:p text:style-name="P15">Small floating point and rounding errors, but no difference in audio quality</text:p>
            </text:list-item>
            <text:list-item>
              <text:p text:style-name="P16">Computation time for these operations is small</text:p>
              <text:list>
                <text:list-item>
                  <text:p text:style-name="P16"><text:span text:style-name="T4">B</text:span>odes well for fitting in frequency domain processing <text:span text:style-name="T5">after FFT</text:span></text:p>
                </text:list-item>
              </text:list>
            </text:list-item>
          </text:list>
        </text:list-item>
      </text:list>
      <text:p text:style-name="P3"/>
      <text:p text:style-name="P11">II. Problems Faced and Solution Candidates</text:p>
      <text:list xml:id="list9035506093001550914" text:style-name="L2">
        <text:list-item>
          <text:p text:style-name="P17">Audio Line-In doesn't work yet</text:p>
          <text:list>
            <text:list-item>
              <text:p text:style-name="P17">Read through all the register documentation, tried the exact example configuration</text:p>
            </text:list-item>
            <text:list-item>
              <text:p text:style-name="P24">Tried different adau1761 register settings</text:p>
            </text:list-item>
            <text:list-item>
              <text:p text:style-name="P21">Tried various combinations of interrupts</text:p>
            </text:list-item>
            <text:list-item>
              <text:p text:style-name="P17">Will probably work on other parts and wait for solution from TAs</text:p>
            </text:list-item>
          </text:list>
        </text:list-item>
      </text:list>
      <text:p text:style-name="P3"/>
      <text:p text:style-name="P12">III. Plans for Next Week</text:p>
      <text:list xml:id="list8647958903899985948" text:style-name="L3">
        <text:list-item>
          <text:p text:style-name="P18">Work with Sean to make interface between audio chunks and data structure used for FFT</text:p>
          <text:list>
            <text:list-item>
              <text:p text:style-name="P19">Sean has discovered that there needs to be an additional layer of processing in which packets overlap, in order to smooth artifacts from bounds between packets</text:p>
            </text:list-item>
          </text:list>
        </text:list-item>
        <text:list-item>
          <text:p text:style-name="P22">Set up structures so interrupts will trigger different types of processing</text:p>
          <text:list>
            <text:list-item>
              <text:p text:style-name="P22">Buttons used to switch between frequency bands and attenuate/amplify the current band</text:p>
            </text:list-item>
            <text:list-item>
              <text:p text:style-name="P23">Goal is to set up interrupt interface, then connect to the actual processing desired next week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22:04:08.938014063</meta:creation-date>
    <dc:date>2016-03-28T23:18:46.806876689</dc:date>
    <meta:editing-duration>PT1H13M6S</meta:editing-duration>
    <meta:editing-cycles>26</meta:editing-cycles>
    <meta:generator>LibreOffice/4.2.8.2$Linux_X86_64 LibreOffice_project/420m0$Build-2</meta:generator>
    <meta:document-statistic meta:table-count="0" meta:image-count="0" meta:object-count="0" meta:page-count="1" meta:paragraph-count="33" meta:word-count="301" meta:character-count="1806" meta:non-whitespace-character-count="1564"/>
  </office:meta>
</office:document-meta>
</file>